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a24" officeooo:paragraph-rsid="001e8b00"/>
    </style:style>
    <style:style style:name="P2" style:family="paragraph" style:parent-style-name="Standard">
      <style:text-properties officeooo:rsid="001e8b00" officeooo:paragraph-rsid="001e8b00"/>
    </style:style>
    <style:style style:name="P3" style:family="paragraph" style:parent-style-name="Standard" style:list-style-name="L1" style:master-page-name="">
      <loext:graphic-properties draw:fill="none"/>
      <style:paragraph-properties fo:margin-left="4.3cm" fo:margin-right="0cm" fo:text-indent="-1.7cm" style:auto-text-indent="false" style:page-number="auto" fo:background-color="transparent"/>
      <style:text-properties officeooo:rsid="001d7a24" officeooo:paragraph-rsid="001d7a24"/>
    </style:style>
    <style:style style:name="P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d7a24"/>
    </style:style>
    <style:style style:name="P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f77e3"/>
    </style:style>
    <style:style style:name="P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2c9722"/>
    </style:style>
    <style:style style:name="P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e8b00"/>
    </style:style>
    <style:style style:name="P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1168f" officeooo:paragraph-rsid="0021168f"/>
    </style:style>
    <style:style style:name="P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6b9e4" officeooo:paragraph-rsid="0026b9e4"/>
    </style:style>
    <style:style style:name="P10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e8b00"/>
    </style:style>
    <style:style style:name="P11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f77e3"/>
    </style:style>
    <style:style style:name="P12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1d7a24"/>
    </style:style>
    <style:style style:name="P13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1f77e3"/>
    </style:style>
    <style:style style:name="P1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297843"/>
    </style:style>
    <style:style style:name="P1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2c9722"/>
    </style:style>
    <style:style style:name="P1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1e8b00"/>
    </style:style>
    <style:style style:name="P1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1168f" officeooo:paragraph-rsid="0021168f"/>
    </style:style>
    <style:style style:name="P1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f77e3" officeooo:paragraph-rsid="001f77e3"/>
    </style:style>
    <style:style style:name="P1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97843" officeooo:paragraph-rsid="00297843"/>
    </style:style>
    <style:style style:name="P20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c9722" officeooo:paragraph-rsid="002c9722"/>
    </style:style>
    <style:style style:name="T1" style:family="text">
      <style:text-properties officeooo:rsid="0023524b"/>
    </style:style>
    <style:style style:name="T2" style:family="text">
      <style:text-properties officeooo:rsid="00266446"/>
    </style:style>
    <style:style style:name="T3" style:family="text">
      <style:text-properties officeooo:rsid="003003b5"/>
    </style:style>
    <style:style style:name="T4" style:family="text">
      <style:text-properties officeooo:rsid="003154ca"/>
    </style:style>
    <style:style style:name="T5" style:family="text">
      <style:text-properties officeooo:rsid="00323cde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34532513255553591" text:style-name="L1">
        <text:list-header>
          <text:p text:style-name="P3"/>
          <text:p text:style-name="P4"/>
        </text:list-header>
        <text:list-item>
          <text:p text:style-name="P12">Abstract <text:span text:style-name="T4">182</text:span></text:p>
          <text:p text:style-name="P4"/>
        </text:list-item>
        <text:list-item>
          <text:p text:style-name="P13">Acknowledgements <text:span text:style-name="T1">200</text:span></text:p>
          <text:p text:style-name="P8"/>
        </text:list-item>
        <text:list-item>
          <text:p text:style-name="P17">Declaration <text:span text:style-name="T1">167</text:span></text:p>
          <text:p text:style-name="P5"/>
        </text:list-item>
        <text:list-item>
          <text:p text:style-name="P18">Contents <text:span text:style-name="T1">70</text:span></text:p>
          <text:p text:style-name="P4"/>
        </text:list-item>
        <text:list-item>
          <text:p text:style-name="P4">Glossary of Terms </text:p>
          <text:p text:style-name="P4"/>
        </text:list-item>
        <text:list-item>
          <text:p text:style-name="P4">Table of Figures</text:p>
          <text:p text:style-name="P9"/>
        </text:list-item>
        <text:list-item>
          <text:p text:style-name="P4">Introduction </text:p>
          <text:p text:style-name="P4"/>
        </text:list-item>
        <text:list-item>
          <text:p text:style-name="P12">Motivation <text:span text:style-name="T2">662</text:span></text:p>
          <text:p text:style-name="P12"/>
        </text:list-item>
        <text:list-item>
          <text:p text:style-name="P14">Research</text:p>
          <text:list>
            <text:list-item>
              <text:p text:style-name="P14">Research Delivery Environment 291</text:p>
            </text:list-item>
            <text:list-item>
              <text:p text:style-name="P14">Research Platforms 1028</text:p>
            </text:list-item>
            <text:list-item>
              <text:p text:style-name="P15">Research Maps 450</text:p>
            </text:list-item>
            <text:list-item>
              <text:p text:style-name="P15">Data Collection 619</text:p>
            </text:list-item>
          </text:list>
          <text:p text:style-name="P19"/>
        </text:list-item>
        <text:list-item>
          <text:p text:style-name="P20">Design <text:span text:style-name="T3">1229</text:span></text:p>
          <text:p text:style-name="P6"/>
        </text:list-item>
        <text:list-item>
          <text:p text:style-name="P6">Implementation</text:p>
          <text:p text:style-name="P4"/>
        </text:list-item>
        <text:list-item>
          <text:p text:style-name="P4">How the infrastructure works</text:p>
          <text:p text:style-name="P4"/>
        </text:list-item>
        <text:list-item>
          <text:p text:style-name="P12">How the <text:span text:style-name="T5">a</text:span>pplication works <text:span text:style-name="T1">1095</text:span></text:p>
          <text:p text:style-name="P4"/>
        </text:list-item>
        <text:list-item>
          <text:p text:style-name="P10">Mapping decisions</text:p>
          <text:p text:style-name="P7"/>
        </text:list-item>
        <text:list-item>
          <text:p text:style-name="P16">What the map shows <text:span text:style-name="T1">757</text:span></text:p>
          <text:p text:style-name="P4"/>
        </text:list-item>
        <text:list-item>
          <text:p text:style-name="P4">Testing</text:p>
          <text:p text:style-name="P4"/>
        </text:list-item>
        <text:list-item>
          <text:p text:style-name="P11">Analysis</text:p>
          <text:p text:style-name="P11"/>
        </text:list-item>
        <text:list-item>
          <text:p text:style-name="P11">Conclusions</text:p>
          <text:p text:style-name="P10"/>
        </text:list-item>
        <text:list-item>
          <text:p text:style-name="P10">Recommendations</text:p>
          <text:p text:style-name="P10"/>
        </text:list-item>
        <text:list-item>
          <text:p text:style-name="P10">References</text:p>
          <text:p text:style-name="P10"/>
        </text:list-item>
        <text:list-item>
          <text:p text:style-name="P10">Appendice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49:27.962000000</meta:creation-date>
    <dc:date>2016-01-01T18:09:50.213000000</dc:date>
    <meta:editing-duration>PT18H1M46S</meta:editing-duration>
    <meta:editing-cycles>16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5" meta:word-count="81" meta:character-count="497" meta:non-whitespace-character-count="439"/>
  </office:meta>
</office:document-meta>
</file>